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4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127cm"/>
    </style:style>
    <style:style style:name="co11" style:family="table-column">
      <style:table-column-properties fo:break-before="auto" style:column-width="4.367cm"/>
    </style:style>
    <style:style style:name="co12" style:family="table-column">
      <style:table-column-properties fo:break-before="auto" style:column-width="6.53cm"/>
    </style:style>
    <style:style style:name="co13" style:family="table-column">
      <style:table-column-properties fo:break-before="auto" style:column-width="4.919cm"/>
    </style:style>
    <style:style style:name="co14" style:family="table-column">
      <style:table-column-properties fo:break-before="auto" style:column-width="5.355cm"/>
    </style:style>
    <style:style style:name="co15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56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fill-color="#c0ff80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5.026cm" svg:height="21.982cm" svg:x="2.989cm" svg:y="14.823cm">
            <draw:object draw:notify-on-update-of-ranges="Feuille1.C74:Feuille1.C84 Feuille1.I74:Feuille1.I84 Feuille1.M13:Feuille1.M13 Feuille1.L74:Feuille1.L84 Feuille1.G2:Feuille1.G12 Feuille1.E13:Feuille1.E13 Feuille1.E2:Feuille1.E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4cm" svg:height="22cm" svg:x="38.996cm" svg:y="14.817cm">
            <draw:object draw:notify-on-update-of-ranges="Feuille1.C74:Feuille1.C84 Feuille1.I74:Feuille1.I84 Feuille1.M13:Feuille1.M13 Feuille1.L74:Feuille1.L84 Feuille1.G2:Feuille1.G12 Feuille1.E13:Feuille1.E13 Feuille1.E2:Feuille1.E12" xlink:href="./Object 7" xlink:type="simple" xlink:show="embed" xlink:actuate="onLoad"/>
            <draw:image xlink:href="./ObjectReplacements/Object 7" xlink:type="simple" xlink:show="embed" xlink:actuate="onLoad"/>
          </draw:frame>
          <draw:rect draw:z-index="2" draw:style-name="gr2" draw:text-style-name="P2" svg:width="0.9cm" svg:height="0.5cm" svg:x="56.495cm" svg:y="12.04cm">
            <text:p/>
          </draw:rect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4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4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4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4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7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3" table:number-rows-repeated="2">
          <table:table-cell table:style-name="Default" table:number-columns-repeated="1024"/>
        </table:table-row>
        <table:table-row table:style-name="ro5" table:number-rows-repeated="104848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2" table:style-name="ta1">
        <table:shapes>
          <draw:frame draw:z-index="0" draw:style-name="gr3" draw:text-style-name="P1" svg:width="32.957cm" svg:height="19.075cm" svg:x="8.638cm" svg:y="8.543cm">
            <draw:object draw:notify-on-update-of-ranges="Feuille2.D2:Feuille2.D13 Feuille2.F2:Feuille2.F13 Feuille2.G1:Feuille2.G1 Feuille2.G2:Feuille2.G13 Feuille2.H2:Feuille2.H13 Feuille2.J1:Feuille2.J1 Feuille2.J2:Feuille2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2" table:default-cell-style-name="ce39"/>
        <table:table-column table:style-name="co13" table:default-cell-style-name="ce39"/>
        <table:table-column table:style-name="co12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9" table:number-columns-repeated="1013" table:default-cell-style-name="Default"/>
        <table:table-row table:style-name="ro13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3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3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3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3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5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3" table:number-rows-repeated="104852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1_english" table:style-name="ta1">
        <table:shapes>
          <draw:frame draw:z-index="0" draw:style-name="gr1" draw:text-style-name="P1" svg:width="34cm" svg:height="22cm" svg:x="4cm" svg:y="14.817cm">
            <draw:object draw:notify-on-update-of-ranges="Feuille1_english.C74:Feuille1_english.C84 Feuille1_english.I74:Feuille1_english.I84 Feuille1_english.M13:Feuille1_english.M13 Feuille1_english.L74:Feuille1_english.L84 Feuille1_english.G2:Feuille1_english.G12 Feuille1_english.E13:Feuille1_english.E13 Feuille1_english.E2:Feuille1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cm" svg:height="22cm" svg:x="38.996cm" svg:y="14.817cm">
            <draw:object draw:notify-on-update-of-ranges="Feuille1_english.C74:Feuille1_english.C84 Feuille1_english.I74:Feuille1_english.I84 Feuille1_english.M13:Feuille1_english.M13 Feuille1_english.L74:Feuille1_english.L84 Feuille1_english.G2:Feuille1_english.G12 Feuille1_english.E13:Feuille1_english.E13 Feuille1_english.E2:Feuille1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lann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4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4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4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4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7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3" table:number-rows-repeated="2">
          <table:table-cell table:style-name="Default" table:number-columns-repeated="1024"/>
        </table:table-row>
        <table:table-row table:style-name="ro5" table:number-rows-repeated="104848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73:Feuille1.G85">
          <table:sort>
            <table:sort-by table:field-number="3" table:data-type="automatic"/>
          </table:sort>
        </table:database-range>
        <table:database-range table:name="__Anonymous_Sheet_DB__1" table:target-range-address="Feuille2.A1:Feuille2.F13">
          <table:sort>
            <table:sort-by table:field-number="3" table:data-type="automatic"/>
          </table:sort>
        </table:database-range>
        <table:database-range table:name="__Anonymous_Sheet_DB__2" table:target-range-address="Feuille1_english.A73:Feuille1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10:08:31.45394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7T10:27:18.090241902</dc:date>
    <meta:editing-duration>PT4H37M30S</meta:editing-duration>
    <meta:editing-cycles>75</meta:editing-cycles>
    <meta:generator>LibreOffice/4.1.5.3$Linux_X86_64 LibreOffice_project/1c1366bba2ba2b554cd2ca4d87c06da81c05d24</meta:generator>
    <meta:document-statistic meta:table-count="3" meta:cell-count="616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2.D2:Feuille2.D13 Feuille2.F2:Feuille2.G13 Feuille2.G1:Feuille2.G1 Feuille2.J1:Feuille2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2.D2:Feuille2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2.G2:Feuille2.G13" chart:label-cell-address="Feuille2.G1:Feuille2.G1" chart:class="chart:scatter">
            <chart:domain table:cell-range-address="Feuille2.F2:Feuille2.F13"/>
            <chart:data-point chart:repeated="12"/>
          </chart:series>
          <chart:series chart:style-name="ch11" chart:values-cell-range-address="Feuille2.J2:Feuille2.J13" chart:label-cell-address="Feuille2.J1:Feuille2.J1" chart:class="chart:scatter">
            <chart:domain table:cell-range-address="Feuille2.H2:Feuille2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2.G1:Feuille2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2.J1:Feuille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2.D2:Feuille2.D13</svg:desc>
                </draw:g>
              </table:table-cell>
              <table:table-cell office:value-type="float" office:value="0">
                <text:p>0</text:p>
                <draw:g>
                  <svg:desc>Feuille2.F2:Feuille2.F13</svg:desc>
                </draw:g>
              </table:table-cell>
              <table:table-cell office:value-type="float" office:value="0">
                <text:p>0</text:p>
                <draw:g>
                  <svg:desc>Feuille2.G2:Feuille2.G13</svg:desc>
                </draw:g>
              </table:table-cell>
              <table:table-cell office:value-type="float" office:value="0">
                <text:p>0</text:p>
                <draw:g>
                  <svg:desc>Feuille2.H2:Feuille2.H13</svg:desc>
                </draw:g>
              </table:table-cell>
              <table:table-cell office:value-type="float" office:value="0">
                <text:p>0</text:p>
                <draw:g>
                  <svg:desc>Feuille2.J2:Feuille2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ff3333" draw:textarea-horizontal-align="center" draw:textarea-vertical-align="middle"/>
    </style:style>
    <style:style style:name="gr3" style:family="graphic">
      <style:graphic-properties draw:fill-color="#c0ff80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ff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gr9" style:family="graphic">
      <style:graphic-properties draw:fill-color="#c0ff80" draw:textarea-horizontal-align="center" draw:textarea-vertical-align="middle"/>
    </style:style>
    <style:style style:name="gr10" style:family="graphic">
      <style:graphic-properties draw:fill-color="#ffcc99" draw:textarea-horizontal-align="center" draw:textarea-vertical-align="middle"/>
    </style:style>
    <style:style style:name="gr11" style:family="graphic">
      <style:graphic-properties draw:stroke="none" svg:stroke-color="#000000" draw:fill="none" draw:fill-color="#ffffff" fo:min-height="0.706cm"/>
    </style:style>
    <style:style style:name="gr12" style:family="graphic">
      <style:graphic-properties draw:stroke="none" svg:stroke-color="#000000" draw:fill="none" draw:fill-color="#ffffff" fo:min-height="0.7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font-family="'Liberation Sans'" style:font-style-name="Normal" style:font-family-generic="swiss" style:font-pitch="variable" fo:font-size="16pt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T3" style:family="text">
      <style:text-properties fo:font-family="'Liberation Sans'" style:font-style-name="Normal" style:font-family-generic="swiss" style:font-pitch="variable" fo:font-size="16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001cm" svg:height="22.001cm" xlink:href=".." xlink:type="simple" chart:class="chart:scatter" chart:style-name="ch1">
        <chart:title svg:x="14.704cm" svg:y="0.2cm" chart:style-name="ch2">
          <text:p>Progress</text:p>
        </chart:title>
        <chart:legend svg:x="29.7cm" svg:y="10.1cm" style:legend-expansion="custom" chartooo:width="3.791cm" chartooo:height="2.06cm" style:legend-expansion-aspect-ratio="1.84029126213592" chart:style-name="ch3"/>
        <chart:plot-area chart:style-name="ch4" table:cell-range-address="Feuille1_english.C74:Feuille1_english.C84 Feuille1_english.I74:Feuille1_english.I84 Feuille1_english.M13:Feuille1_english.M13 Feuille1_english.L74:Feuille1_english.L84 Feuille1_english.E2:Feuille1_english.E13" chart:data-source-has-labels="both" svg:x="1.425cm" svg:y="2.693cm" svg:width="27.866cm" svg:height="18.164cm">
          <chartooo:coordinate-region svg:x="2.999cm" svg:y="2.999cm" svg:width="25.999cm" svg:height="16.999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english.C74:Feuille1_english.C84"/>
          </chart:axis>
          <chart:axis chart:dimension="y" chart:name="primary-y" chart:style-name="ch7">
            <chart:title svg:x="0cm" svg:y="13.894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english.L74:Feuille1_english.L84" chart:label-cell-address="Feuille1_english.M13:Feuille1_english.M13" chart:class="chart:scatter">
            <chart:domain table:cell-range-address="Feuille1_english.I74:Feuille1_english.I84"/>
            <chart:data-point chart:repeated="11"/>
          </chart:series>
          <chart:series chart:style-name="ch11" chart:values-cell-range-address="Feuille1_english.E2:Feuille1_english.E12" chart:label-cell-address="Feuille1_english.E13:Feuille1_english.E13" chart:class="chart:scatter">
            <chart:domain table:cell-range-address="Feuille1_english.G2:Feuille1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18.723cm" svg:y1="8.647cm" svg:x2="17.558cm" svg:y2="6.252cm">
          <text:p/>
        </draw:line>
        <draw:line draw:style-name="gr2" draw:text-style-name="P1" svg:x1="27.6cm" svg:y1="5.8cm" svg:x2="29.003cm" svg:y2="5.809cm">
          <text:p/>
        </draw:line>
        <draw:line draw:style-name="gr2" draw:text-style-name="P1" svg:x1="3cm" svg:y1="5.8cm" svg:x2="24.315cm" svg:y2="5.8cm">
          <text:p/>
        </draw:line>
        <draw:rect draw:style-name="gr3" draw:text-style-name="P2" svg:width="5.081cm" svg:height="0.854cm" svg:x="3.001cm" svg:y="15.416cm">
          <text:p text:style-name="P1"><text:span text:style-name="T1">2.Design</text:span></text:p>
        </draw:rect>
        <draw:line draw:style-name="gr1" draw:text-style-name="P1" svg:x1="7.499cm" svg:y1="16.27cm" svg:x2="9.028cm" svg:y2="16.905cm">
          <text:p/>
        </draw:line>
        <draw:rect draw:style-name="gr3" draw:text-style-name="P2" svg:width="5.11cm" svg:height="1.71cm" svg:x="3.001cm" svg:y="9.779cm">
          <text:p text:style-name="P1"><text:span text:style-name="T1">3.Minimal</text:span></text:p>
          <text:p text:style-name="P1"><text:span text:style-name="T1">application</text:span></text:p>
        </draw:rect>
        <draw:line draw:style-name="gr1" draw:text-style-name="P1" svg:x1="13.209cm" svg:y1="11.106cm" svg:x2="8.111cm" svg:y2="10.657cm">
          <text:p/>
        </draw:line>
        <draw:rect draw:style-name="gr3" draw:text-style-name="P2" svg:width="5.113cm" svg:height="1.709cm" svg:x="3.001cm" svg:y="12.638cm">
          <text:p text:style-name="P1"><text:span text:style-name="T1">4.Minimal</text:span></text:p>
          <text:p text:style-name="P1"><text:span text:style-name="T1">interface</text:span></text:p>
          <text:p text:style-name="P1"><text:span text:style-name="T1"/></text:p>
        </draw:rect>
        <draw:line draw:style-name="gr1" draw:text-style-name="P1" svg:x1="12.53cm" svg:y1="15.338cm" svg:x2="8.15cm" svg:y2="13.265cm">
          <text:p/>
        </draw:line>
        <draw:rect draw:style-name="gr3" draw:text-style-name="P2" svg:width="8.181cm" svg:height="1.709cm" svg:x="20.832cm" svg:y="15.457cm">
          <text:p text:style-name="P1"><text:span text:style-name="T1">5.HCI Improvement</text:span></text:p>
          <text:p text:style-name="P1"><text:span text:style-name="T1">Curve choice</text:span></text:p>
        </draw:rect>
        <draw:line draw:style-name="gr1" draw:text-style-name="P1" svg:x1="20.832cm" svg:y1="16.402cm" svg:x2="15.752cm" svg:y2="11.055cm">
          <text:p/>
        </draw:line>
        <draw:rect draw:style-name="gr3" draw:text-style-name="P2" svg:width="6.135cm" svg:height="1.709cm" svg:x="7.847cm" svg:y="6.968cm">
          <text:p text:style-name="P1"><text:span text:style-name="T1">6.More</text:span></text:p>
          <text:p text:style-name="P1"><text:span text:style-name="T1">fonctionnalities</text:span></text:p>
        </draw:rect>
        <draw:line draw:style-name="gr1" draw:text-style-name="P1" svg:x1="15.752cm" svg:y1="9.814cm" svg:x2="13.983cm" svg:y2="8.046cm">
          <text:p/>
        </draw:line>
        <draw:line draw:style-name="gr1" draw:text-style-name="P1" svg:x1="21.442cm" svg:y1="13.439cm" svg:x2="19.959cm" svg:y2="7.689cm">
          <text:p/>
        </draw:line>
        <draw:rect draw:style-name="gr3" draw:text-style-name="P2" svg:width="4.827cm" svg:height="1.709cm" svg:x="14.234cm" svg:y="4.542cm">
          <text:p text:style-name="P1"><text:span text:style-name="T1">8.Free hand</text:span></text:p>
          <text:p text:style-name="P1"><text:span text:style-name="T1">generatrix</text:span></text:p>
        </draw:rect>
        <draw:rect draw:style-name="gr3" draw:text-style-name="P2" svg:width="5.113cm" svg:height="1.709cm" svg:x="23.901cm" svg:y="9.795cm">
          <text:p text:style-name="P1"><text:span text:style-name="T1">9.Data</text:span></text:p>
          <text:p text:style-name="P1"><text:span text:style-name="T1">management</text:span></text:p>
        </draw:rect>
        <draw:line draw:style-name="gr1" draw:text-style-name="P1" svg:x1="26.32cm" svg:y1="9.831cm" svg:x2="23.18cm" svg:y2="7.09cm">
          <text:p/>
        </draw:line>
        <draw:line draw:style-name="gr1" draw:text-style-name="P1" svg:x1="20.087cm" svg:y1="3.607cm" svg:x2="24.416cm" svg:y2="5.909cm">
          <text:p/>
        </draw:line>
        <draw:rect draw:style-name="gr3" draw:text-style-name="P2" svg:width="7.566cm" svg:height="1.709cm" svg:x="15.862cm" svg:y="2.16cm">
          <text:p text:style-name="P1"><text:span text:style-name="T1">10.HCI Improvement</text:span></text:p>
          <text:p text:style-name="P1"><text:span text:style-name="T1">Curve formula</text:span></text:p>
        </draw:rect>
        <draw:line draw:style-name="gr1" draw:text-style-name="P1" svg:x1="27.412cm" svg:y1="2.999cm" svg:x2="27.412cm" svg:y2="5.122cm">
          <text:p/>
        </draw:line>
        <draw:line draw:style-name="gr4" draw:text-style-name="P1" svg:x1="20.101cm" svg:y1="10.317cm" svg:x2="21.442cm" svg:y2="13.439cm">
          <text:p/>
        </draw:line>
        <draw:custom-shape draw:style-name="gr5" draw:text-style-name="P3" svg:width="2.008cm" svg:height="0.979cm" svg:x="7.879cm" svg:y="16.51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2.358cm" svg:y="10.728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2.008cm" svg:height="0.979cm" svg:x="14.649cm" svg:y="9.361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8.998cm" svg:y="7.23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23.446cm" svg:y="5.203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2.008cm" svg:height="0.979cm" svg:x="26.432cm" svg:y="4.494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983cm" svg:y1="8.046cm" svg:x2="20.701cm" svg:y2="9.183cm">
          <text:p/>
        </draw:line>
        <draw:rect draw:style-name="gr8" draw:text-style-name="P2" svg:width="5.74cm" svg:height="0.85cm" svg:x="24.59cm" svg:y="2.999cm">
          <text:p text:style-name="P1"><text:span text:style-name="T1">11.User curves</text:span></text:p>
        </draw:rect>
        <draw:rect draw:style-name="gr3" draw:text-style-name="P2" svg:width="7.57cm" svg:height="1.709cm" svg:x="21.442cm" svg:y="12.64cm">
          <text:p text:style-name="P1"><text:span text:style-name="T1">7.HCI Improvement Parameters</text:span></text:p>
        </draw:rect>
        <draw:rect draw:style-name="gr9" draw:text-style-name="P1" svg:width="0.9cm" svg:height="0.5cm" svg:x="29.9cm" svg:y="12.3cm">
          <text:p/>
        </draw:rect>
        <draw:rect draw:style-name="gr10" draw:text-style-name="P1" svg:width="0.9cm" svg:height="0.5cm" svg:x="29.9cm" svg:y="13.2cm">
          <text:p/>
        </draw:rect>
        <draw:frame draw:style-name="gr11" draw:text-style-name="P6" svg:width="2.946cm" svg:height="0.706cm" svg:x="30.9cm" svg:y="13.1cm">
          <draw:text-box>
            <text:p><text:span text:style-name="T3">Discarded</text:span></text:p>
          </draw:text-box>
        </draw:frame>
        <draw:frame draw:style-name="gr12" draw:text-style-name="P6" svg:width="2.757cm" svg:height="0.781cm" svg:x="30.9cm" svg:y="12.2cm">
          <draw:text-box>
            <text:p><text:span text:style-name="T3">Complete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english.M13:Feuille1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english.E13:Feuille1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english.C74:Feuille1_english.C84</svg:desc>
                </draw:g>
              </table:table-cell>
              <table:table-cell office:value-type="float" office:value="0">
                <text:p>0</text:p>
                <draw:g>
                  <svg:desc>Feuille1_english.I74:Feuille1_english.I84</svg:desc>
                </draw:g>
              </table:table-cell>
              <table:table-cell office:value-type="float" office:value="0.0045">
                <text:p>0.0045</text:p>
                <draw:g>
                  <svg:desc>Feuille1_english.L74:Feuille1_english.L84</svg:desc>
                </draw:g>
              </table:table-cell>
              <table:table-cell office:value-type="float" office:value="0">
                <text:p>0</text:p>
                <draw:g>
                  <svg:desc>Feuille1_english.G2:Feuille1_english.G12</svg:desc>
                </draw:g>
              </table:table-cell>
              <table:table-cell office:value-type="float" office:value="0.01">
                <text:p>0.01</text:p>
                <draw:g>
                  <svg:desc>Feuille1_english.E2:Feuille1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001cm" svg:height="22.001cm" xlink:href=".." xlink:type="simple" chart:class="chart:scatter" chart:style-name="ch1">
        <chart:title svg:x="14.704cm" svg:y="0.2cm" chart:style-name="ch2">
          <text:p>Progress</text:p>
        </chart:title>
        <chart:legend svg:x="29.7cm" svg:y="10.1cm" style:legend-expansion="custom" chartooo:width="3.701cm" chartooo:height="1.822cm" style:legend-expansion-aspect-ratio="2.03128430296378" chart:style-name="ch3"/>
        <chart:plot-area chart:style-name="ch4" table:cell-range-address="Feuille1_english.C74:Feuille1_english.C84 Feuille1_english.I74:Feuille1_english.I84 Feuille1_english.M13:Feuille1_english.M13 Feuille1_english.L74:Feuille1_english.L84 Feuille1_english.E2:Feuille1_english.E13" chart:data-source-has-labels="both" svg:x="1.425cm" svg:y="2.693cm" svg:width="27.864cm" svg:height="18.162cm">
          <chartooo:coordinate-region svg:x="2.999cm" svg:y="2.999cm" svg:width="25.997cm" svg:height="16.997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english.C74:Feuille1_english.C84"/>
          </chart:axis>
          <chart:axis chart:dimension="y" chart:name="primary-y" chart:style-name="ch7">
            <chart:title svg:x="0cm" svg:y="13.894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english.L74:Feuille1_english.L84" chart:label-cell-address="Feuille1_english.M13:Feuille1_english.M13" chart:class="chart:scatter">
            <chart:domain table:cell-range-address="Feuille1_english.I74:Feuille1_english.I84"/>
            <chart:data-point chart:repeated="11"/>
          </chart:series>
          <chart:series chart:style-name="ch11" chart:values-cell-range-address="Feuille1_english.E2:Feuille1_english.E12" chart:label-cell-address="Feuille1_english.E13:Feuille1_english.E13" chart:class="chart:scatter">
            <chart:domain table:cell-range-address="Feuille1_english.G2:Feuille1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cm" svg:y1="5.8cm" svg:x2="24.448cm" svg:y2="5.8cm">
          <text:p/>
        </draw:line>
        <draw:line draw:style-name="gr1" draw:text-style-name="P2" svg:x1="27.6cm" svg:y1="5.8cm" svg:x2="28.964cm" svg:y2="5.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english.M13:Feuille1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english.E13:Feuille1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english.C74:Feuille1_english.C84</svg:desc>
                </draw:g>
              </table:table-cell>
              <table:table-cell office:value-type="float" office:value="0">
                <text:p>0</text:p>
                <draw:g>
                  <svg:desc>Feuille1_english.I74:Feuille1_english.I84</svg:desc>
                </draw:g>
              </table:table-cell>
              <table:table-cell office:value-type="float" office:value="0.0045">
                <text:p>0.0045</text:p>
                <draw:g>
                  <svg:desc>Feuille1_english.L74:Feuille1_english.L84</svg:desc>
                </draw:g>
              </table:table-cell>
              <table:table-cell office:value-type="float" office:value="0">
                <text:p>0</text:p>
                <draw:g>
                  <svg:desc>Feuille1_english.G2:Feuille1_english.G12</svg:desc>
                </draw:g>
              </table:table-cell>
              <table:table-cell office:value-type="float" office:value="0.01">
                <text:p>0.01</text:p>
                <draw:g>
                  <svg:desc>Feuille1_english.E2:Feuille1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ff3333" draw:textarea-horizontal-align="center" draw:textarea-vertical-align="middle"/>
    </style:style>
    <style:style style:name="gr3" style:family="graphic">
      <style:graphic-properties draw:fill-color="#c0ff80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ff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gr9" style:family="graphic">
      <style:graphic-properties draw:fill-color="#c0ff80" draw:textarea-horizontal-align="center" draw:textarea-vertical-align="middle"/>
    </style:style>
    <style:style style:name="gr10" style:family="graphic">
      <style:graphic-properties draw:stroke="none" svg:stroke-color="#000000" draw:fill="none" draw:fill-color="#ffffff" draw:auto-grow-height="false" fo:min-height="2.709cm"/>
    </style:style>
    <style:style style:name="gr11" style:family="graphic">
      <style:graphic-properties draw:fill-color="#ffcc99" draw:textarea-horizontal-align="center" draw:textarea-vertical-align="middle"/>
    </style:style>
    <style:style style:name="gr12" style:family="graphic">
      <style:graphic-properties draw:stroke="none" svg:stroke-color="#000000" draw:fill="none" draw:fill-color="#ffffff" fo:min-height="3.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font-family="'Liberation Sans'" style:font-style-name="Normal" style:font-family-generic="swiss" style:font-pitch="variable" fo:font-size="16pt" style:font-size-asian="24pt" style:font-size-complex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T3" style:family="text">
      <style:text-properties fo:font-family="'Liberation Sans'" style:font-style-name="Normal" style:font-family-generic="swiss" style:font-pitch="variable" fo:font-size="16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5.027cm" svg:height="21.983cm" xlink:href=".." xlink:type="simple" chart:class="chart:scatter" chart:style-name="ch1">
        <chart:title svg:x="14.321cm" svg:y="0.199cm" chart:style-name="ch2">
          <text:p>Avancement</text:p>
        </chart:title>
        <chart:legend svg:x="30.597cm" svg:y="10.092cm" style:legend-expansion="custom" chartooo:width="3.905cm" chartooo:height="2.058cm" style:legend-expansion-aspect-ratio="1.8974732750243" chart:style-name="ch3"/>
        <chart:plot-area chart:style-name="ch4" table:cell-range-address="Feuille1.C74:Feuille1.C84 Feuille1.I74:Feuille1.I84 Feuille1.M13:Feuille1.M13 Feuille1.L74:Feuille1.L84 Feuille1.E2:Feuille1.E13" chart:data-source-has-labels="both" svg:x="1.513cm" svg:y="2.688cm" svg:width="28.65cm" svg:height="17.65cm">
          <chartooo:coordinate-region svg:x="3.087cm" svg:y="2.994cm" svg:width="26.783cm" svg:height="16.485cm"/>
          <chart:axis chart:dimension="x" chart:name="primary-x" chart:style-name="ch5" chartooo:axis-type="auto">
            <chart:title svg:x="15.763cm" svg:y="20.083cm" chart:style-name="ch6">
              <text:p>Semaine</text:p>
            </chart:title>
            <chart:categories table:cell-range-address="Feuille1.C74:Feuille1.C84"/>
          </chart:axis>
          <chart:axis chart:dimension="y" chart:name="primary-y" chart:style-name="ch7">
            <chart:title svg:x="0cm" svg:y="13.883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.L74:Feuille1.L84" chart:label-cell-address="Feuille1.M13:Feuille1.M13" chart:class="chart:scatter">
            <chart:domain table:cell-range-address="Feuille1.I74:Feuille1.I84"/>
            <chart:data-point chart:repeated="11"/>
          </chart:series>
          <chart:series chart:style-name="ch11" chart:values-cell-range-address="Feuille1.E2:Feuille1.E12" chart:label-cell-address="Feuille1.E13:Feuille1.E13" chart:class="chart:scatter">
            <chart:domain table:cell-range-address="Feuille1.G2:Feuille1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19.031cm" svg:y1="8.225cm" svg:x2="18.087cm" svg:y2="6.246cm">
          <text:p/>
        </draw:line>
        <draw:line draw:style-name="gr2" draw:text-style-name="P1" svg:x1="28.432cm" svg:y1="5.735cm" svg:x2="29.877cm" svg:y2="5.743cm">
          <text:p/>
        </draw:line>
        <draw:line draw:style-name="gr2" draw:text-style-name="P1" svg:x1="3.09cm" svg:y1="5.735cm" svg:x2="25.048cm" svg:y2="5.735cm">
          <text:p/>
        </draw:line>
        <draw:rect draw:style-name="gr3" draw:text-style-name="P2" svg:width="6.32cm" svg:height="0.853cm" svg:x="3.091cm" svg:y="15.203cm">
          <text:p text:style-name="P1"><text:span text:style-name="T1">2.Conception</text:span></text:p>
        </draw:rect>
        <draw:line draw:style-name="gr1" draw:text-style-name="P1" svg:x1="6.437cm" svg:y1="16.057cm" svg:x2="9.299cm" svg:y2="16.89cm">
          <text:p/>
        </draw:line>
        <draw:rect draw:style-name="gr3" draw:text-style-name="P2" svg:width="5.264cm" svg:height="1.708cm" svg:x="3.091cm" svg:y="9.77cm">
          <text:p text:style-name="P1"><text:span text:style-name="T1">3.Réalisation</text:span></text:p>
          <text:p text:style-name="P1"><text:span text:style-name="T1">noyau</text:span></text:p>
        </draw:rect>
        <draw:line draw:style-name="gr1" draw:text-style-name="P1" svg:x1="13.606cm" svg:y1="11.096cm" svg:x2="8.355cm" svg:y2="10.648cm">
          <text:p/>
        </draw:line>
        <draw:rect draw:style-name="gr3" draw:text-style-name="P2" svg:width="5.267cm" svg:height="1.707cm" svg:x="3.091cm" svg:y="12.627cm">
          <text:p text:style-name="P1"><text:span text:style-name="T1">4.Interface</text:span></text:p>
          <text:p text:style-name="P1"><text:span text:style-name="T1">minimale</text:span></text:p>
          <text:p text:style-name="P1"><text:span text:style-name="T1"/></text:p>
        </draw:rect>
        <draw:line draw:style-name="gr1" draw:text-style-name="P1" svg:x1="12.909cm" svg:y1="14.957cm" svg:x2="8.395cm" svg:y2="13.254cm">
          <text:p/>
        </draw:line>
        <draw:rect draw:style-name="gr3" draw:text-style-name="P2" svg:width="8.427cm" svg:height="1.707cm" svg:x="21.46cm" svg:y="15.408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1" draw:text-style-name="P1" svg:x1="21.46cm" svg:y1="16.387cm" svg:x2="16.22cm" svg:y2="10.81cm">
          <text:p/>
        </draw:line>
        <draw:rect draw:style-name="gr3" draw:text-style-name="P2" svg:width="6.32cm" svg:height="1.707cm" svg:x="8.083cm" svg:y="6.962cm">
          <text:p text:style-name="P1"><text:span text:style-name="T1">6.Ajout de</text:span></text:p>
          <text:p text:style-name="P1"><text:span text:style-name="T1">fonctionnalitées</text:span></text:p>
        </draw:rect>
        <draw:line draw:style-name="gr1" draw:text-style-name="P1" svg:x1="16.226cm" svg:y1="9.805cm" svg:x2="14.404cm" svg:y2="8.039cm">
          <text:p/>
        </draw:line>
        <draw:line draw:style-name="gr1" draw:text-style-name="P1" svg:x1="22.088cm" svg:y1="13.427cm" svg:x2="20.561cm" svg:y2="7.682cm">
          <text:p/>
        </draw:line>
        <draw:rect draw:style-name="gr3" draw:text-style-name="P2" svg:width="6.472cm" svg:height="1.707cm" svg:x="13.163cm" svg:y="4.538cm">
          <text:p text:style-name="P1"><text:span text:style-name="T1">8.Dessin à main</text:span></text:p>
          <text:p text:style-name="P1"><text:span text:style-name="T1">levé méridienne</text:span></text:p>
        </draw:rect>
        <draw:rect draw:style-name="gr3" draw:text-style-name="P2" svg:width="5.267cm" svg:height="1.707cm" svg:x="24.622cm" svg:y="9.822cm">
          <text:p text:style-name="P1"><text:span text:style-name="T1">9.Gestion de</text:span></text:p>
          <text:p text:style-name="P1"><text:span text:style-name="T1">données</text:span></text:p>
        </draw:rect>
        <draw:line draw:style-name="gr1" draw:text-style-name="P1" svg:x1="27.113cm" svg:y1="9.822cm" svg:x2="23.873cm" svg:y2="6.964cm">
          <text:p/>
        </draw:line>
        <draw:line draw:style-name="gr1" draw:text-style-name="P1" svg:x1="20.693cm" svg:y1="3.604cm" svg:x2="25.152cm" svg:y2="5.904cm">
          <text:p/>
        </draw:line>
        <draw:rect draw:style-name="gr3" draw:text-style-name="P2" svg:width="7.794cm" svg:height="1.707cm" svg:x="16.34cm" svg:y="2.158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1" draw:text-style-name="P1" svg:x1="28.239cm" svg:y1="2.996cm" svg:x2="28.239cm" svg:y2="5.117cm">
          <text:p/>
        </draw:line>
        <draw:line draw:style-name="gr4" draw:text-style-name="P1" svg:x1="20.707cm" svg:y1="10.199cm" svg:x2="22.088cm" svg:y2="13.427cm">
          <text:p/>
        </draw:line>
        <draw:custom-shape draw:style-name="gr5" draw:text-style-name="P3" svg:width="2.068cm" svg:height="0.978cm" svg:x="8.116cm" svg:y="16.057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68cm" svg:height="0.978cm" svg:x="12.73cm" svg:y="10.502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2.068cm" svg:height="0.978cm" svg:x="15.091cm" svg:y="9.353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68cm" svg:height="0.978cm" svg:x="19.571cm" svg:y="7.225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68cm" svg:height="0.978cm" svg:x="24.153cm" svg:y="5.198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2.068cm" svg:height="0.978cm" svg:x="27.229cm" svg:y="4.49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4.404cm" svg:y1="8.039cm" svg:x2="21.327cm" svg:y2="8.988cm">
          <text:p/>
        </draw:line>
        <draw:rect draw:style-name="gr8" draw:text-style-name="P2" svg:width="7.406cm" svg:height="1.716cm" svg:x="25.332cm" svg:y="2.129cm">
          <text:p text:style-name="P1"><text:span text:style-name="T1">11.Ajout des courbes</text:span></text:p>
          <text:p text:style-name="P1"><text:span text:style-name="T1">par l'utilisateur</text:span></text:p>
        </draw:rect>
        <draw:rect draw:style-name="gr3" draw:text-style-name="P2" svg:width="7.798cm" svg:height="1.707cm" svg:x="22.089cm" svg:y="12.593cm">
          <text:p text:style-name="P1"><text:span text:style-name="T1">7.Amélioration</text:span></text:p>
          <text:p text:style-name="P1"><text:span text:style-name="T1">IHM Paramètres</text:span></text:p>
        </draw:rect>
        <draw:rect draw:style-name="gr9" draw:text-style-name="P5" svg:width="0.927cm" svg:height="0.499cm" svg:x="30.905cm" svg:y="12.289cm">
          <text:p/>
        </draw:rect>
        <draw:frame draw:style-name="gr10" draw:text-style-name="P6" svg:width="2.418cm" svg:height="2.74cm" svg:x="31.999cm" svg:y="12.186cm">
          <draw:text-box>
            <text:p><text:span text:style-name="T3">Tâches effectué</text:span></text:p>
          </draw:text-box>
        </draw:frame>
        <draw:rect draw:style-name="gr11" draw:text-style-name="P5" svg:width="0.927cm" svg:height="0.499cm" svg:x="30.902cm" svg:y="13.72cm">
          <text:p/>
        </draw:rect>
        <draw:frame draw:style-name="gr12" draw:text-style-name="P6" svg:width="2.998cm" svg:height="3.87cm" svg:x="32.027cm" svg:y="13.702cm">
          <draw:text-box>
            <text:p><text:span text:style-name="T3">Tâches non </text:span></text:p>
            <text:p><text:span text:style-name="T3">réalisées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.M13:Feuille1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.E13:Feui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.C74:Feuille1.C84</svg:desc>
                </draw:g>
              </table:table-cell>
              <table:table-cell office:value-type="float" office:value="0">
                <text:p>0</text:p>
                <draw:g>
                  <svg:desc>Feuille1.I74:Feuille1.I84</svg:desc>
                </draw:g>
              </table:table-cell>
              <table:table-cell office:value-type="float" office:value="0.0045">
                <text:p>0.0045</text:p>
                <draw:g>
                  <svg:desc>Feuille1.L74:Feuille1.L84</svg:desc>
                </draw:g>
              </table:table-cell>
              <table:table-cell office:value-type="float" office:value="0">
                <text:p>0</text:p>
                <draw:g>
                  <svg:desc>Feuille1.G2:Feuille1.G12</svg:desc>
                </draw:g>
              </table:table-cell>
              <table:table-cell office:value-type="float" office:value="0.01">
                <text:p>0.01</text:p>
                <draw:g>
                  <svg:desc>Feuille1.E2:Feuille1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001cm" svg:height="22.001cm" xlink:href=".." xlink:type="simple" chart:class="chart:scatter" chart:style-name="ch1">
        <chart:title svg:x="14.703cm" svg:y="0.2cm" chart:style-name="ch2">
          <text:p>Avancement</text:p>
        </chart:title>
        <chart:legend svg:x="29.7cm" svg:y="10.1cm" style:legend-expansion="custom" chartooo:width="3.701cm" chartooo:height="1.822cm" style:legend-expansion-aspect-ratio="2.03128430296378" chart:style-name="ch3"/>
        <chart:plot-area chart:style-name="ch4" table:cell-range-address="Feuille1.C74:Feuille1.C84 Feuille1.I74:Feuille1.I84 Feuille1.M13:Feuille1.M13 Feuille1.L74:Feuille1.L84 Feuille1.E2:Feuille1.E13" chart:data-source-has-labels="both" svg:x="1.424cm" svg:y="2.692cm" svg:width="27.866cm" svg:height="17.664cm">
          <chartooo:coordinate-region svg:x="2.998cm" svg:y="2.998cm" svg:width="25.999cm" svg:height="16.499cm"/>
          <chart:axis chart:dimension="x" chart:name="primary-x" chart:style-name="ch5" chartooo:axis-type="auto">
            <chart:title svg:x="15.302cm" svg:y="20.1cm" chart:style-name="ch6">
              <text:p>Semaine</text:p>
            </chart:title>
            <chart:categories table:cell-range-address="Feuille1.C74:Feuille1.C84"/>
          </chart:axis>
          <chart:axis chart:dimension="y" chart:name="primary-y" chart:style-name="ch7">
            <chart:title svg:x="0cm" svg:y="13.895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.L74:Feuille1.L84" chart:label-cell-address="Feuille1.M13:Feuille1.M13" chart:class="chart:scatter">
            <chart:domain table:cell-range-address="Feuille1.I74:Feuille1.I84"/>
            <chart:data-point chart:repeated="11"/>
          </chart:series>
          <chart:series chart:style-name="ch11" chart:values-cell-range-address="Feuille1.E2:Feuille1.E12" chart:label-cell-address="Feuille1.E13:Feuille1.E13" chart:class="chart:scatter">
            <chart:domain table:cell-range-address="Feuille1.G2:Feuille1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cm" svg:y1="5.736cm" svg:x2="24.448cm" svg:y2="5.736cm">
          <text:p/>
        </draw:line>
        <draw:line draw:style-name="gr1" draw:text-style-name="P2" svg:x1="27.6cm" svg:y1="5.74cm" svg:x2="28.964cm" svg:y2="5.7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.M13:Feuille1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.E13:Feui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.C74:Feuille1.C84</svg:desc>
                </draw:g>
              </table:table-cell>
              <table:table-cell office:value-type="float" office:value="0">
                <text:p>0</text:p>
                <draw:g>
                  <svg:desc>Feuille1.I74:Feuille1.I84</svg:desc>
                </draw:g>
              </table:table-cell>
              <table:table-cell office:value-type="float" office:value="0.0045">
                <text:p>0.0045</text:p>
                <draw:g>
                  <svg:desc>Feuille1.L74:Feuille1.L84</svg:desc>
                </draw:g>
              </table:table-cell>
              <table:table-cell office:value-type="float" office:value="0">
                <text:p>0</text:p>
                <draw:g>
                  <svg:desc>Feuille1.G2:Feuille1.G12</svg:desc>
                </draw:g>
              </table:table-cell>
              <table:table-cell office:value-type="float" office:value="0.01">
                <text:p>0.01</text:p>
                <draw:g>
                  <svg:desc>Feuille1.E2:Feuille1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